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border-line-width-bottom="0.0346in 0.0138in 0.0138in" fo:padding="0.0291in" fo:border-left="none" fo:border-right="none" fo:border-top="none" fo:border-bottom="0.0622in double #000000" style:join-border="false"/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 style:border-line-width-bottom="0.0346in 0.0138in 0.0138in" fo:padding="0.0291in" fo:border-left="none" fo:border-right="none" fo:border-top="none" fo:border-bottom="0.0622in double #000000" style:join-border="false"/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d Kembel</text:p>
      <text:p text:style-name="P1">Project 1.4</text:p>
      <text:p text:style-name="P1"/>
      <text:p text:style-name="P2">Dataset: train-f.csv</text:p>
      <text:p text:style-name="P4">Preprocessing</text:p>
      <text:p text:style-name="P6">Narrowed down to only include the following attributes:</text:p>
      <text:list xml:id="list872259680" text:style-name="L1">
        <text:list-item>
          <text:p text:style-name="P3"><text:span text:style-name="T1">Interval</text:span></text:p>
        </text:list-item>
        <text:list-item>
          <text:p text:style-name="P3"><text:span text:style-name="T1">Patient-sex</text:span></text:p>
        </text:list-item>
        <text:list-item>
          <text:p text:style-name="P3"><text:span text:style-name="T1">Age</text:span></text:p>
        </text:list-item>
        <text:list-item>
          <text:p text:style-name="P3"><text:span text:style-name="T1">Patient-race</text:span></text:p>
        </text:list-item>
        <text:list-item>
          <text:p text:style-name="P3"><text:span text:style-name="T1">Patient-ethnicity</text:span></text:p>
        </text:list-item>
        <text:list-item>
          <text:p text:style-name="P3"><text:span text:style-name="T1">Patient-Disposition</text:span></text:p>
        </text:list-item>
        <text:list-item>
          <text:p text:style-name="P3"><text:span text:style-name="T1">Length of Stay</text:span></text:p>
        </text:list-item>
        <text:list-item>
          <text:p text:style-name="P3"><text:span text:style-name="T1">Admit-Type</text:span></text:p>
        </text:list-item>
        <text:list-item>
          <text:p text:style-name="P3"><text:span text:style-name="T1">Admit-source</text:span></text:p>
        </text:list-item>
        <text:list-item>
          <text:p text:style-name="P3"><text:span text:style-name="T1">Principal-dx-code</text:span></text:p>
        </text:list-item>
        <text:list-item>
          <text:p text:style-name="P3"><text:span text:style-name="T1">Admit-dx-code</text:span></text:p>
        </text:list-item>
        <text:list-item>
          <text:p text:style-name="P3"><text:span text:style-name="T1">Trauma-severe</text:span></text:p>
        </text:list-item>
      </text:list>
      <text:p text:style-name="P2"><text:span text:style-name="T1"/></text:p>
      <text:p text:style-name="P2"><text:span text:style-name="T1">Reasoning for choosing these: In my opinion, these attributes seem like they would be some of the most relevant to the final outcome of a patient. <text:s/>There is no scientific reasons behind this, but just my own bias.</text:span></text:p>
      <text:p text:style-name="P2"><text:span text:style-name="T1"/></text:p>
      <text:p text:style-name="P2"><text:span text:style-name="T1">Patient-Disposition and Admit-Type were changed from numerical attributes to nominal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Results from runs from Zero R and SimpleCart</text:p>
      <text:p text:style-name="P7"><text:tab/>Both runs are shown below. <text:s/>For Zero R we got an accuracy of 42.4975% and for SimpleCart we did a little better with an accuracy of 48.0876%. <text:s/>Before I narrowed down the attributes I tried Zero R with more attributes, but each time I got the exact same accuracy. <text:s/>I then took out attributes 4, 5, 11, and 12 from above and ran SimpleCart again with a slightly better accuracy of 48.578%</text:p>
      <text:p text:style-name="P2"><text:span text:style-name="T1"/></text:p>
      <text:p text:style-name="P2"><text:span text:style-name="T1"/></text:p>
      <text:p text:style-name="P5">Zero R</text:p>
      <text:p text:style-name="P7"/>
      <text:p text:style-name="P7">Results from Run:</text:p>
      <text:p text:style-name="P7"/>
      <text:p text:style-name="P7">=== Run information ===</text:p>
      <text:p text:style-name="P7"/>
      <text:p text:style-name="P7">Scheme: <text:s text:c="6"/>weka.classifiers.rules.ZeroR </text:p>
      <text:p text:style-name="P7">Relation: <text:s text:c="4"/>train-f-weka.filters.unsupervised.attribute.Remove-R1-3-weka.filters.unsupervised.attribute.Remove-R47-49,53-68-weka.filters.unsupervised.attribute.Remove-R28-42-weka.filters.unsupervised.attribute.Remove-R14-27-weka.filters.unsupervised.attribute.Remove-R14-20-weka.filters.unsupervised.attribute.Remove-R10-<text:soft-page-break/>11-weka.filters.unsupervised.attribute.Remove-R12-14,16-19</text:p>
      <text:p text:style-name="P7">Instances: <text:s text:c="3"/>3059</text:p>
      <text:p text:style-name="P7">Attributes: <text:s text:c="2"/>12</text:p>
      <text:p text:style-name="P7"><text:s text:c="14"/>Interval</text:p>
      <text:p text:style-name="P7"><text:s text:c="14"/>Patient-Sex</text:p>
      <text:p text:style-name="P7"><text:s text:c="14"/>Age</text:p>
      <text:p text:style-name="P7"><text:s text:c="14"/>Patient-Race</text:p>
      <text:p text:style-name="P7"><text:s text:c="14"/>Patient-Ethnicity</text:p>
      <text:p text:style-name="P7"><text:s text:c="14"/>Patient-Disposition</text:p>
      <text:p text:style-name="P7"><text:s text:c="14"/>Length of Stay</text:p>
      <text:p text:style-name="P7"><text:s text:c="14"/>Admit-Type</text:p>
      <text:p text:style-name="P7"><text:s text:c="14"/>Admit-Source</text:p>
      <text:p text:style-name="P7"><text:s text:c="14"/>Principal-Dx-Code</text:p>
      <text:p text:style-name="P7"><text:s text:c="14"/>Admit-Dx-Code</text:p>
      <text:p text:style-name="P7"><text:s text:c="14"/>Trauma-Severe</text:p>
      <text:p text:style-name="P7">Test mode: <text:s text:c="3"/>4-fold cross-validation</text:p>
      <text:p text:style-name="P7"/>
      <text:p text:style-name="P7">=== Classifier model (full training set) ===</text:p>
      <text:p text:style-name="P7"/>
      <text:p text:style-name="P7">ZeroR predicts class value: 1</text:p>
      <text:p text:style-name="P7"/>
      <text:p text:style-name="P7">Time taken to build model: 0 seconds</text:p>
      <text:p text:style-name="P7"/>
      <text:p text:style-name="P7">=== Stratified cross-validation ===</text:p>
      <text:p text:style-name="P7">=== Summary ===</text:p>
      <text:p text:style-name="P7"/>
      <text:p text:style-name="P7">Correctly Classified Instances <text:s text:c="7"/>1300 <text:s text:c="14"/>42.4975 %</text:p>
      <text:p text:style-name="P7">Incorrectly Classified Instances <text:s text:c="5"/>1759 <text:s text:c="14"/>57.5025 %</text:p>
      <text:p text:style-name="P7">Kappa statistic <text:s text:c="25"/>0 <text:s text:c="4"/></text:p>
      <text:p text:style-name="P7">Mean absolute error <text:s text:c="21"/>0.0501</text:p>
      <text:p text:style-name="P7">Root mean squared error <text:s text:c="17"/>0.158 </text:p>
      <text:p text:style-name="P7">Relative absolute error <text:s text:c="15"/>100 <text:s text:c="5"/>%</text:p>
      <text:p text:style-name="P7">Root relative squared error <text:s text:c="11"/>100 <text:s text:c="5"/>%</text:p>
      <text:p text:style-name="P7">Total Number of Instances <text:s text:c="12"/>3059 <text:s text:c="4"/></text:p>
      <text:p text:style-name="P7"/>
      <text:p text:style-name="P7">=== Detailed Accuracy By Class ===</text:p>
      <text:p text:style-name="P7"/>
      <text:p text:style-name="P7"><text:s text:c="15"/>TP Rate <text:s text:c="2"/>FP Rate <text:s text:c="2"/>Precision <text:s text:c="2"/>Recall <text:s/>F-Measure <text:s text:c="2"/>ROC Area <text:s/>Class</text:p>
      <text:p text:style-name="P7"><text:s text:c="17"/>1 <text:s text:c="8"/>1 <text:s text:c="9"/>0.425 <text:s text:c="4"/>1 <text:s text:c="8"/>0.596 <text:s text:c="5"/>0.5 <text:s text:c="5"/>1</text:p>
      <text:p text:style-name="P7"><text:s text:c="17"/>0 <text:s text:c="8"/>0 <text:s text:c="9"/>0 <text:s text:c="8"/>0 <text:s text:c="8"/>0 <text:s text:c="9"/>0.497 <text:s text:c="3"/>2</text:p>
      <text:p text:style-name="P7"><text:s text:c="17"/>0 <text:s text:c="8"/>0 <text:s text:c="9"/>0 <text:s text:c="8"/>0 <text:s text:c="8"/>0 <text:s text:c="9"/>0.499 <text:s text:c="3"/>3</text:p>
      <text:p text:style-name="P7"><text:s text:c="17"/>0 <text:s text:c="8"/>0 <text:s text:c="9"/>0 <text:s text:c="8"/>0 <text:s text:c="8"/>0 <text:s text:c="9"/>0.5 <text:s text:c="5"/>4</text:p>
      <text:p text:style-name="P7"><text:s text:c="17"/>0 <text:s text:c="8"/>0 <text:s text:c="9"/>0 <text:s text:c="8"/>0 <text:s text:c="8"/>0 <text:s text:c="9"/>0.5 <text:s text:c="5"/>5</text:p>
      <text:p text:style-name="P7"><text:s text:c="17"/>0 <text:s text:c="8"/>0 <text:s text:c="9"/>0 <text:s text:c="8"/>0 <text:s text:c="8"/>0 <text:s text:c="9"/>0.499 <text:s text:c="3"/>6</text:p>
      <text:p text:style-name="P7"><text:s text:c="17"/>0 <text:s text:c="8"/>0 <text:s text:c="9"/>0 <text:s text:c="8"/>0 <text:s text:c="8"/>0 <text:s text:c="9"/>0.488 <text:s text:c="3"/>7</text:p>
      <text:p text:style-name="P7"><text:s text:c="17"/>0 <text:s text:c="8"/>0 <text:s text:c="9"/>0 <text:s text:c="8"/>0 <text:s text:c="8"/>0 <text:s text:c="9"/>0.375 <text:s text:c="3"/>8</text:p>
      <text:p text:style-name="P7"><text:soft-page-break/><text:s text:c="17"/>0 <text:s text:c="8"/>0 <text:s text:c="9"/>0 <text:s text:c="8"/>0 <text:s text:c="8"/>0 <text:s text:c="9"/>? <text:s text:c="7"/>10</text:p>
      <text:p text:style-name="P7"><text:s text:c="17"/>0 <text:s text:c="8"/>0 <text:s text:c="9"/>0 <text:s text:c="8"/>0 <text:s text:c="8"/>0 <text:s text:c="9"/>? <text:s text:c="7"/>11</text:p>
      <text:p text:style-name="P7"><text:s text:c="17"/>0 <text:s text:c="8"/>0 <text:s text:c="9"/>0 <text:s text:c="8"/>0 <text:s text:c="8"/>0 <text:s text:c="9"/>? <text:s text:c="7"/>12</text:p>
      <text:p text:style-name="P7"><text:s text:c="17"/>0 <text:s text:c="8"/>0 <text:s text:c="9"/>0 <text:s text:c="8"/>0 <text:s text:c="8"/>0 <text:s text:c="9"/>? <text:s text:c="7"/>13</text:p>
      <text:p text:style-name="P7"><text:s text:c="17"/>0 <text:s text:c="8"/>0 <text:s text:c="9"/>0 <text:s text:c="8"/>0 <text:s text:c="8"/>0 <text:s text:c="9"/>? <text:s text:c="7"/>14</text:p>
      <text:p text:style-name="P7"><text:s text:c="17"/>0 <text:s text:c="8"/>0 <text:s text:c="9"/>0 <text:s text:c="8"/>0 <text:s text:c="8"/>0 <text:s text:c="9"/>0.5 <text:s text:c="5"/>20</text:p>
      <text:p text:style-name="P7"><text:s text:c="17"/>0 <text:s text:c="8"/>0 <text:s text:c="9"/>0 <text:s text:c="8"/>0 <text:s text:c="8"/>0 <text:s text:c="9"/>? <text:s text:c="7"/>30</text:p>
      <text:p text:style-name="P7"><text:s text:c="17"/>0 <text:s text:c="8"/>0 <text:s text:c="9"/>0 <text:s text:c="8"/>0 <text:s text:c="8"/>0 <text:s text:c="9"/>? <text:s text:c="7"/>40</text:p>
      <text:p text:style-name="P7"><text:s text:c="17"/>0 <text:s text:c="8"/>0 <text:s text:c="9"/>0 <text:s text:c="8"/>0 <text:s text:c="8"/>0 <text:s text:c="9"/>? <text:s text:c="7"/>41</text:p>
      <text:p text:style-name="P7"><text:s text:c="17"/>0 <text:s text:c="8"/>0 <text:s text:c="9"/>0 <text:s text:c="8"/>0 <text:s text:c="8"/>0 <text:s text:c="9"/>? <text:s text:c="7"/>42</text:p>
      <text:p text:style-name="P7"><text:s text:c="17"/>0 <text:s text:c="8"/>0 <text:s text:c="9"/>0 <text:s text:c="8"/>0 <text:s text:c="8"/>0 <text:s text:c="9"/>0.5 <text:s text:c="5"/>50</text:p>
      <text:p text:style-name="P7"><text:s text:c="17"/>0 <text:s text:c="8"/>0 <text:s text:c="9"/>0 <text:s text:c="8"/>0 <text:s text:c="8"/>0 <text:s text:c="9"/>0.475 <text:s text:c="3"/>51</text:p>
      <text:p text:style-name="P7"><text:s text:c="17"/>0 <text:s text:c="8"/>0 <text:s text:c="9"/>0 <text:s text:c="8"/>0 <text:s text:c="8"/>0 <text:s text:c="9"/>0.45 <text:s text:c="4"/>61</text:p>
      <text:p text:style-name="P7"><text:s text:c="17"/>0 <text:s text:c="8"/>0 <text:s text:c="9"/>0 <text:s text:c="8"/>0 <text:s text:c="8"/>0 <text:s text:c="9"/>0.496 <text:s text:c="3"/>62</text:p>
      <text:p text:style-name="P7"><text:s text:c="17"/>0 <text:s text:c="8"/>0 <text:s text:c="9"/>0 <text:s text:c="8"/>0 <text:s text:c="8"/>0 <text:s text:c="9"/>0.5 <text:s text:c="5"/>63</text:p>
      <text:p text:style-name="P7"><text:s text:c="17"/>0 <text:s text:c="8"/>0 <text:s text:c="9"/>0 <text:s text:c="8"/>0 <text:s text:c="8"/>0 <text:s text:c="9"/>? <text:s text:c="7"/>64</text:p>
      <text:p text:style-name="P7"><text:s text:c="17"/>0 <text:s text:c="8"/>0 <text:s text:c="9"/>0 <text:s text:c="8"/>0 <text:s text:c="8"/>0 <text:s text:c="9"/>0.375 <text:s text:c="3"/>65</text:p>
      <text:p text:style-name="P7"><text:s text:c="17"/>0 <text:s text:c="8"/>0 <text:s text:c="9"/>0 <text:s text:c="8"/>0 <text:s text:c="8"/>0 <text:s text:c="9"/>? <text:s text:c="7"/>71</text:p>
      <text:p text:style-name="P7"><text:s text:c="17"/>0 <text:s text:c="8"/>0 <text:s text:c="9"/>0 <text:s text:c="8"/>0 <text:s text:c="8"/>0 <text:s text:c="9"/>? <text:s text:c="7"/>72</text:p>
      <text:p text:style-name="P7"><text:s text:c="17"/>0 <text:s text:c="8"/>0 <text:s text:c="9"/>0 <text:s text:c="8"/>0 <text:s text:c="8"/>0 <text:s text:c="9"/>? <text:s text:c="7"/>90</text:p>
      <text:p text:style-name="P7"><text:s text:c="17"/>0 <text:s text:c="8"/>0 <text:s text:c="9"/>0 <text:s text:c="8"/>0 <text:s text:c="8"/>0 <text:s text:c="9"/>? <text:s text:c="7"/>91</text:p>
      <text:p text:style-name="P7">Weighted Avg. <text:s text:c="3"/>0.425 <text:s text:c="4"/>0.425 <text:s text:c="5"/>0.181 <text:s text:c="4"/>0.425 <text:s text:c="4"/>0.253 <text:s text:c="5"/>0.499</text:p>
      <text:p text:style-name="P7"/>
      <text:p text:style-name="P7">=== Confusion Matrix ===</text:p>
      <text:p text:style-name="P7"/>
      <text:p text:style-name="P7"><text:s text:c="4"/>a <text:s text:c="3"/>b <text:s text:c="3"/>c <text:s text:c="3"/>d <text:s text:c="3"/>e <text:s text:c="3"/>f <text:s text:c="3"/>g <text:s text:c="3"/>h <text:s text:c="3"/>i <text:s text:c="3"/>j <text:s text:c="3"/>k <text:s text:c="3"/>l <text:s text:c="3"/>m <text:s text:c="3"/>n <text:s text:c="3"/>o <text:s text:c="3"/>p <text:s text:c="3"/>q <text:s text:c="3"/>r <text:s text:c="3"/>s <text:s text:c="3"/>t <text:s text:c="3"/>u <text:s text:c="3"/>v <text:s text:c="3"/>w <text:s text:c="3"/>x <text:s text:c="3"/>y <text:s text:c="3"/>z <text:s text:c="2"/>aa <text:s text:c="2"/>ab <text:s text:c="2"/>ac <text:s text:c="2"/>&lt;-- classified as</text:p>
      <text:p text:style-name="P7"><text:s/>130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a = 1</text:p>
      <text:p text:style-name="P7"><text:s text:c="2"/>119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b = 2</text:p>
      <text:p text:style-name="P7"><text:s text:c="2"/>66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c = 3</text:p>
      <text:p text:style-name="P7"><text:s text:c="3"/>3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d = 4</text:p>
      <text:p text:style-name="P7"><text:s text:c="3"/>5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e = 5</text:p>
      <text:p text:style-name="P7"><text:s text:c="2"/>649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f = 6</text:p>
      <text:p text:style-name="P7"><text:s text:c="3"/>4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g = 7</text:p>
      <text:p text:style-name="P7"><text:s text:c="4"/>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h = 8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i = 10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<text:soft-page-break/>0 <text:s text:c="3"/>0 | <text:s text:c="3"/>j = 11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k = 12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l = 13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m = 14</text:p>
      <text:p text:style-name="P7"><text:s text:c="3"/>64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n = 20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o = 30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p = 40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q = 41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r = 42</text:p>
      <text:p text:style-name="P7"><text:s text:c="4"/>8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s = 50</text:p>
      <text:p text:style-name="P7"><text:s text:c="3"/>15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t = 51</text:p>
      <text:p text:style-name="P7"><text:s text:c="3"/>1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u = 61</text:p>
      <text:p text:style-name="P7"><text:s text:c="3"/>95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v = 62</text:p>
      <text:p text:style-name="P7"><text:s text:c="4"/>4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w = 63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x = 64</text:p>
      <text:p text:style-name="P7"><text:s text:c="4"/>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y = 65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z = 71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a = 72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b = 90</text:p>
      <text:p text:style-name="P7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c = 91</text:p>
      <text:p text:style-name="P7"/>
      <text:p text:style-name="P7"/>
      <text:p text:style-name="P7"/>
      <text:p text:style-name="P7"/>
      <text:p text:style-name="P7"/>
      <text:p text:style-name="P12"/>
      <text:p text:style-name="P8"><text:soft-page-break/></text:p>
      <text:p text:style-name="P8"/>
      <text:p text:style-name="P11">Run with SimpleCart</text:p>
      <text:p text:style-name="P11"><text:span text:style-name="T2">=== Run information ===</text:span></text:p>
      <text:p text:style-name="P11"><text:span text:style-name="T2"/></text:p>
      <text:p text:style-name="P11"><text:span text:style-name="T2">Scheme: <text:s text:c="6"/>weka.classifiers.trees.SimpleCart -S 1 -M 2.0 -N 5 -C 1.0</text:span></text:p>
      <text:p text:style-name="P11"><text:span text:style-name="T2">Relation: <text:s text:c="4"/>train-f-weka.filters.unsupervised.attribute.Remove-R1-3-weka.filters.unsupervised.attribute.Remove-R47-49,53-68-weka.filters.unsupervised.attribute.Remove-R28-42-weka.filters.unsupervised.attribute.Remove-R14-27-weka.filters.unsupervised.attribute.Remove-R14-20-weka.filters.unsupervised.attribute.Remove-R10-11-weka.filters.unsupervised.attribute.Remove-R12-14,16-19</text:span></text:p>
      <text:p text:style-name="P11"><text:span text:style-name="T2">Instances: <text:s text:c="3"/>3059</text:span></text:p>
      <text:p text:style-name="P11"><text:span text:style-name="T2">Attributes: <text:s text:c="2"/>12</text:span></text:p>
      <text:p text:style-name="P11"><text:span text:style-name="T2"><text:s text:c="14"/>Interval</text:span></text:p>
      <text:p text:style-name="P11"><text:span text:style-name="T2"><text:s text:c="14"/>Patient-Sex</text:span></text:p>
      <text:p text:style-name="P11"><text:span text:style-name="T2"><text:s text:c="14"/>Age</text:span></text:p>
      <text:p text:style-name="P11"><text:span text:style-name="T2"><text:s text:c="14"/>Patient-Race</text:span></text:p>
      <text:p text:style-name="P11"><text:span text:style-name="T2"><text:s text:c="14"/>Patient-Ethnicity</text:span></text:p>
      <text:p text:style-name="P11"><text:span text:style-name="T2"><text:s text:c="14"/>Patient-Disposition</text:span></text:p>
      <text:p text:style-name="P11"><text:span text:style-name="T2"><text:s text:c="14"/>Length of Stay</text:span></text:p>
      <text:p text:style-name="P11"><text:span text:style-name="T2"><text:s text:c="14"/>Admit-Type</text:span></text:p>
      <text:p text:style-name="P11"><text:span text:style-name="T2"><text:s text:c="14"/>Admit-Source</text:span></text:p>
      <text:p text:style-name="P11"><text:span text:style-name="T2"><text:s text:c="14"/>Principal-Dx-Code</text:span></text:p>
      <text:p text:style-name="P11"><text:span text:style-name="T2"><text:s text:c="14"/>Admit-Dx-Code</text:span></text:p>
      <text:p text:style-name="P11"><text:span text:style-name="T2"><text:s text:c="14"/>Trauma-Severe</text:span></text:p>
      <text:p text:style-name="P11"><text:span text:style-name="T2">Test mode: <text:s text:c="3"/>4-fold cross-validation</text:span></text:p>
      <text:p text:style-name="P11"><text:span text:style-name="T2"/></text:p>
      <text:p text:style-name="P11"><text:span text:style-name="T2">=== Classifier model (full training set) ===</text:span></text:p>
      <text:p text:style-name="P11"><text:span text:style-name="T2"/></text:p>
      <text:p text:style-name="P11"><text:span text:style-name="T2">CART Decision Tree</text:span></text:p>
      <text:p text:style-name="P11"><text:span text:style-name="T2"/></text:p>
      <text:p text:style-name="P11"><text:span text:style-name="T2">Length of Stay &lt; 4.5</text:span></text:p>
      <text:p text:style-name="P11"><text:span text:style-name="T2">| <text:s/>Age &lt; 79.5: 1(595.0/296.0)</text:span></text:p>
      <text:p text:style-name="P11"><text:span text:style-name="T2">| <text:s/>Age &gt;= 79.5</text:span></text:p>
      <text:p text:style-name="P11"><text:span text:style-name="T2">| <text:s/>| <text:s/>Age &lt; 89.5: 1(165.0/172.0)</text:span></text:p>
      <text:p text:style-name="P11"><text:span text:style-name="T2">| <text:s/>| <text:s/>Age &gt;= 89.5: 3(36.0/65.0)</text:span></text:p>
      <text:p text:style-name="P11"><text:span text:style-name="T2">Length of Stay &gt;= 4.5</text:span></text:p>
      <text:p text:style-name="P11"><text:span text:style-name="T2">| <text:s/>Age &lt; 71.5</text:span></text:p>
      <text:p text:style-name="P11"><text:span text:style-name="T2">| <text:s/>| <text:s/>Length of Stay &lt; 22.5</text:span></text:p>
      <text:p text:style-name="P11"><text:span text:style-name="T2">| <text:s/>| <text:s/>| <text:s/>Admit-Source=(3)|(2)|(9)|(1)|(6)|(7)|(4)|(8)|(A): 1(270.0/268.0)</text:span></text:p>
      <text:p text:style-name="P11"><text:span text:style-name="T2">| <text:s/>| <text:s/>| <text:s/>Admit-Source!=(3)|(2)|(9)|(1)|(6)|(7)|(4)|(8)|(A): 3(6.0/1.0)</text:span></text:p>
      <text:p text:style-name="P11"><text:span text:style-name="T2">| <text:s/>| <text:s/>Length of Stay &gt;= 22.5: 3(26.0/38.0)</text:span></text:p>
      <text:p text:style-name="P11"><text:span text:style-name="T2">| <text:s/>Age &gt;= 71.5</text:span></text:p>
      <text:p text:style-name="P11"><text:span text:style-name="T2">| <text:s/>| <text:s/>Length of Stay &lt; 7.5</text:span></text:p>
      <text:p text:style-name="P11"><text:span text:style-name="T2">| <text:s/>| <text:s/>| <text:s/>Admit-Source=(3)|(2)|(9)|(1)|(6)|(7)|(4)|(8)|(A)</text:span></text:p>
      <text:p text:style-name="P11"><text:soft-page-break/><text:span text:style-name="T2">| <text:s/>| <text:s/>| <text:s/>| <text:s/>Age &lt; 87.5</text:span></text:p>
      <text:p text:style-name="P11"><text:span text:style-name="T2">| <text:s/>| <text:s/>| <text:s/>| <text:s/>| <text:s/>Admit-Dx-Code &lt; 460.5: 3(8.0/3.0)</text:span></text:p>
      <text:p text:style-name="P11"><text:span text:style-name="T2">| <text:s/>| <text:s/>| <text:s/>| <text:s/>| <text:s/>Admit-Dx-Code &gt;= 460.5</text:span></text:p>
      <text:p text:style-name="P11"><text:span text:style-name="T2">| <text:s/>| <text:s/>| <text:s/>| <text:s/>| <text:s/>| <text:s/>Patient-Race &lt; 3.0</text:span></text:p>
      <text:p text:style-name="P11"><text:span text:style-name="T2">| <text:s/>| <text:s/>| <text:s/>| <text:s/>| <text:s/>| <text:s/>| <text:s/>Age &lt; 77.5</text:span></text:p>
      <text:p text:style-name="P11"><text:span text:style-name="T2">| <text:s/>| <text:s/>| <text:s/>| <text:s/>| <text:s/>| <text:s/>| <text:s/>| <text:s/>Patient-Race &lt; 1.5: 1(33.0/40.0)</text:span></text:p>
      <text:p text:style-name="P11"><text:span text:style-name="T2">| <text:s/>| <text:s/>| <text:s/>| <text:s/>| <text:s/>| <text:s/>| <text:s/>| <text:s/>Patient-Race &gt;= 1.5: 6(9.0/4.0)</text:span></text:p>
      <text:p text:style-name="P11"><text:span text:style-name="T2">| <text:s/>| <text:s/>| <text:s/>| <text:s/>| <text:s/>| <text:s/>| <text:s/>Age &gt;= 77.5</text:span></text:p>
      <text:p text:style-name="P11"><text:span text:style-name="T2">| <text:s/>| <text:s/>| <text:s/>| <text:s/>| <text:s/>| <text:s/>| <text:s/>| <text:s/>Admit-Dx-Code &lt; 5819.0: 6(29.0/46.0)</text:span></text:p>
      <text:p text:style-name="P11"><text:span text:style-name="T2">| <text:s/>| <text:s/>| <text:s/>| <text:s/>| <text:s/>| <text:s/>| <text:s/>| <text:s/>Admit-Dx-Code &gt;= 5819.0: 1(48.0/78.0)</text:span></text:p>
      <text:p text:style-name="P11"><text:span text:style-name="T2">| <text:s/>| <text:s/>| <text:s/>| <text:s/>| <text:s/>| <text:s/>Patient-Race &gt;= 3.0</text:span></text:p>
      <text:p text:style-name="P11"><text:span text:style-name="T2">| <text:s/>| <text:s/>| <text:s/>| <text:s/>| <text:s/>| <text:s/>| <text:s/>Admit-Dx-Code &lt; 4599.0: 1(5.0/5.0)</text:span></text:p>
      <text:p text:style-name="P11"><text:span text:style-name="T2">| <text:s/>| <text:s/>| <text:s/>| <text:s/>| <text:s/>| <text:s/>| <text:s/>Admit-Dx-Code &gt;= 4599.0: 3(14.0/12.0)</text:span></text:p>
      <text:p text:style-name="P11"><text:span text:style-name="T2">| <text:s/>| <text:s/>| <text:s/>| <text:s/>Age &gt;= 87.5: 3(40.0/60.0)</text:span></text:p>
      <text:p text:style-name="P11"><text:span text:style-name="T2">| <text:s/>| <text:s/>| <text:s/>Admit-Source!=(3)|(2)|(9)|(1)|(6)|(7)|(4)|(8)|(A): 3(11.0/4.0)</text:span></text:p>
      <text:p text:style-name="P11"><text:span text:style-name="T2">| <text:s/>| <text:s/>Length of Stay &gt;= 7.5</text:span></text:p>
      <text:p text:style-name="P11"><text:span text:style-name="T2">| <text:s/>| <text:s/>| <text:s/>Age &lt; 84.5</text:span></text:p>
      <text:p text:style-name="P11"><text:span text:style-name="T2">| <text:s/>| <text:s/>| <text:s/>| <text:s/>Length of Stay &lt; 23.5</text:span></text:p>
      <text:p text:style-name="P11"><text:span text:style-name="T2">| <text:s/>| <text:s/>| <text:s/>| <text:s/>| <text:s/>Admit-Dx-Code &lt; 461.0: 3(13.0/4.0)</text:span></text:p>
      <text:p text:style-name="P11"><text:span text:style-name="T2">| <text:s/>| <text:s/>| <text:s/>| <text:s/>| <text:s/>Admit-Dx-Code &gt;= 461.0</text:span></text:p>
      <text:p text:style-name="P11"><text:span text:style-name="T2">| <text:s/>| <text:s/>| <text:s/>| <text:s/>| <text:s/>| <text:s/>Principal-Dx-Code &lt; 50636.5</text:span></text:p>
      <text:p text:style-name="P11"><text:span text:style-name="T2">| <text:s/>| <text:s/>| <text:s/>| <text:s/>| <text:s/>| <text:s/>| <text:s/>Principal-Dx-Code &lt; 41241.0</text:span></text:p>
      <text:p text:style-name="P11"><text:span text:style-name="T2">| <text:s/>| <text:s/>| <text:s/>| <text:s/>| <text:s/>| <text:s/>| <text:s/>| <text:s/>Age &lt; 81.5</text:span></text:p>
      <text:p text:style-name="P11"><text:span text:style-name="T2">| <text:s/>| <text:s/>| <text:s/>| <text:s/>| <text:s/>| <text:s/>| <text:s/>| <text:s/>| <text:s/>Interval &lt; 212.995</text:span></text:p>
      <text:p text:style-name="P11"><text:span text:style-name="T2">| <text:s/>| <text:s/>| <text:s/>| <text:s/>| <text:s/>| <text:s/>| <text:s/>| <text:s/>| <text:s/>| <text:s/>Admit-Dx-Code &lt; 5779.5: 6(34.27/50.93)</text:span></text:p>
      <text:p text:style-name="P11"><text:span text:style-name="T2">| <text:s/>| <text:s/>| <text:s/>| <text:s/>| <text:s/>| <text:s/>| <text:s/>| <text:s/>| <text:s/>| <text:s/>Admit-Dx-Code &gt;= 5779.5</text:span></text:p>
      <text:p text:style-name="P11"><text:span text:style-name="T2">| <text:s/>| <text:s/>| <text:s/>| <text:s/>| <text:s/>| <text:s/>| <text:s/>| <text:s/>| <text:s/>| <text:s/>| <text:s/>Admit-Dx-Code &lt; 78436.5: 3(25.63/32.66)</text:span></text:p>
      <text:p text:style-name="P11"><text:span text:style-name="T2">| <text:s/>| <text:s/>| <text:s/>| <text:s/>| <text:s/>| <text:s/>| <text:s/>| <text:s/>| <text:s/>| <text:s/>| <text:s/>Admit-Dx-Code &gt;= 78436.5: 1(10.27/10.51)</text:span></text:p>
      <text:p text:style-name="P11"><text:span text:style-name="T2">| <text:s/>| <text:s/>| <text:s/>| <text:s/>| <text:s/>| <text:s/>| <text:s/>| <text:s/>| <text:s/>Interval &gt;= 212.995: 1(12.67/10.03)</text:span></text:p>
      <text:p text:style-name="P11"><text:span text:style-name="T2">| <text:s/>| <text:s/>| <text:s/>| <text:s/>| <text:s/>| <text:s/>| <text:s/>| <text:s/>Age &gt;= 81.5: 3(27.0/32.0)</text:span></text:p>
      <text:p text:style-name="P11"><text:span text:style-name="T2">| <text:s/>| <text:s/>| <text:s/>| <text:s/>| <text:s/>| <text:s/>| <text:s/>Principal-Dx-Code &gt;= 41241.0: 6(23.0/26.0)</text:span></text:p>
      <text:p text:style-name="P11"><text:span text:style-name="T2">| <text:s/>| <text:s/>| <text:s/>| <text:s/>| <text:s/>| <text:s/>Principal-Dx-Code &gt;= 50636.5: 3(31.0/37.0)</text:span></text:p>
      <text:p text:style-name="P11"><text:span text:style-name="T2">| <text:s/>| <text:s/>| <text:s/>| <text:s/>Length of Stay &gt;= 23.5: 3(36.0/22.0)</text:span></text:p>
      <text:p text:style-name="P11"><text:span text:style-name="T2">| <text:s/>| <text:s/>| <text:s/>Age &gt;= 84.5: 3(131.0/103.0)</text:span></text:p>
      <text:p text:style-name="P11"><text:span text:style-name="T2"/></text:p>
      <text:p text:style-name="P11"><text:span text:style-name="T2">Number of Leaf Nodes: 25</text:span></text:p>
      <text:p text:style-name="P11"><text:span text:style-name="T2"/></text:p>
      <text:p text:style-name="P11"><text:span text:style-name="T2">Size of the Tree: 49</text:span></text:p>
      <text:p text:style-name="P11"><text:span text:style-name="T2"/></text:p>
      <text:p text:style-name="P11"><text:span text:style-name="T2">Time taken to build model: 4.36 seconds</text:span></text:p>
      <text:p text:style-name="P11"><text:span text:style-name="T2"/></text:p>
      <text:p text:style-name="P11"><text:span text:style-name="T2">=== Stratified cross-validation ===</text:span></text:p>
      <text:p text:style-name="P11"><text:span text:style-name="T2">=== Summary ===</text:span></text:p>
      <text:p text:style-name="P11"><text:span text:style-name="T2"/></text:p>
      <text:p text:style-name="P11"><text:span text:style-name="T2">Correctly Classified Instances <text:s text:c="7"/>1471 <text:s text:c="14"/>48.0876 %</text:span></text:p>
      <text:p text:style-name="P11"><text:span text:style-name="T2">Incorrectly Classified Instances <text:s text:c="5"/>1588 <text:s text:c="14"/>51.9124 %</text:span></text:p>
      <text:p text:style-name="P11"><text:soft-page-break/><text:span text:style-name="T2">Kappa statistic <text:s text:c="25"/>0.1953</text:span></text:p>
      <text:p text:style-name="P11"><text:span text:style-name="T2">Mean absolute error <text:s text:c="21"/>0.0457</text:span></text:p>
      <text:p text:style-name="P11"><text:span text:style-name="T2">Root mean squared error <text:s text:c="17"/>0.154 </text:span></text:p>
      <text:p text:style-name="P11"><text:span text:style-name="T2">Relative absolute error <text:s text:c="16"/>91.2019 %</text:span></text:p>
      <text:p text:style-name="P11"><text:span text:style-name="T2">Root relative squared error <text:s text:c="12"/>97.4538 %</text:span></text:p>
      <text:p text:style-name="P11"><text:span text:style-name="T2">Total Number of Instances <text:s text:c="12"/>3059 <text:s text:c="4"/></text:span></text:p>
      <text:p text:style-name="P11"><text:span text:style-name="T2"/></text:p>
      <text:p text:style-name="P11"><text:span text:style-name="T2">=== Detailed Accuracy By Class ===</text:span></text:p>
      <text:p text:style-name="P11"><text:span text:style-name="T2"/></text:p>
      <text:p text:style-name="P11"><text:span text:style-name="T2"><text:s text:c="15"/>TP Rate <text:s text:c="2"/>FP Rate <text:s text:c="2"/>Precision <text:s text:c="2"/>Recall <text:s/>F-Measure <text:s text:c="2"/>ROC Area <text:s/>Class</text:span></text:p>
      <text:p text:style-name="P11"><text:span text:style-name="T2"><text:s text:c="17"/>0.832 <text:s text:c="4"/>0.541 <text:s text:c="5"/>0.532 <text:s text:c="4"/>0.832 <text:s text:c="4"/>0.649 <text:s text:c="5"/>0.692 <text:s text:c="3"/>1</text:span></text:p>
      <text:p text:style-name="P11"><text:span text:style-name="T2"><text:s text:c="17"/>0 <text:s text:c="8"/>0 <text:s text:c="9"/>0 <text:s text:c="8"/>0 <text:s text:c="8"/>0 <text:s text:c="9"/>0.555 <text:s text:c="3"/>2</text:span></text:p>
      <text:p text:style-name="P11"><text:span text:style-name="T2"><text:s text:c="17"/>0.502 <text:s text:c="4"/>0.197 <text:s text:c="5"/>0.413 <text:s text:c="4"/>0.502 <text:s text:c="4"/>0.453 <text:s text:c="5"/>0.694 <text:s text:c="3"/>3</text:span></text:p>
      <text:p text:style-name="P11"><text:span text:style-name="T2"><text:s text:c="17"/>0 <text:s text:c="8"/>0 <text:s text:c="9"/>0 <text:s text:c="8"/>0 <text:s text:c="8"/>0 <text:s text:c="9"/>0.596 <text:s text:c="3"/>4</text:span></text:p>
      <text:p text:style-name="P11"><text:span text:style-name="T2"><text:s text:c="17"/>0 <text:s text:c="8"/>0 <text:s text:c="9"/>0 <text:s text:c="8"/>0 <text:s text:c="8"/>0 <text:s text:c="9"/>0.459 <text:s text:c="3"/>5</text:span></text:p>
      <text:p text:style-name="P11"><text:span text:style-name="T2"><text:s text:c="17"/>0.086 <text:s text:c="4"/>0.068 <text:s text:c="5"/>0.256 <text:s text:c="4"/>0.086 <text:s text:c="4"/>0.129 <text:s text:c="5"/>0.59 <text:s text:c="4"/>6</text:span></text:p>
      <text:p text:style-name="P11"><text:span text:style-name="T2"><text:s text:c="17"/>0 <text:s text:c="8"/>0 <text:s text:c="9"/>0 <text:s text:c="8"/>0 <text:s text:c="8"/>0 <text:s text:c="9"/>0.703 <text:s text:c="3"/>7</text:span></text:p>
      <text:p text:style-name="P11"><text:span text:style-name="T2"><text:s text:c="17"/>0 <text:s text:c="8"/>0 <text:s text:c="9"/>0 <text:s text:c="8"/>0 <text:s text:c="8"/>0 <text:s text:c="9"/>0.329 <text:s text:c="3"/>8</text:span></text:p>
      <text:p text:style-name="P11"><text:span text:style-name="T2"><text:s text:c="17"/>0 <text:s text:c="8"/>0 <text:s text:c="9"/>0 <text:s text:c="8"/>0 <text:s text:c="8"/>0 <text:s text:c="9"/>? <text:s text:c="7"/>10</text:span></text:p>
      <text:p text:style-name="P11"><text:span text:style-name="T2"><text:s text:c="17"/>0 <text:s text:c="8"/>0 <text:s text:c="9"/>0 <text:s text:c="8"/>0 <text:s text:c="8"/>0 <text:s text:c="9"/>? <text:s text:c="7"/>11</text:span></text:p>
      <text:p text:style-name="P11"><text:span text:style-name="T2"><text:s text:c="17"/>0 <text:s text:c="8"/>0 <text:s text:c="9"/>0 <text:s text:c="8"/>0 <text:s text:c="8"/>0 <text:s text:c="9"/>? <text:s text:c="7"/>12</text:span></text:p>
      <text:p text:style-name="P11"><text:span text:style-name="T2"><text:s text:c="17"/>0 <text:s text:c="8"/>0 <text:s text:c="9"/>0 <text:s text:c="8"/>0 <text:s text:c="8"/>0 <text:s text:c="9"/>? <text:s text:c="7"/>13</text:span></text:p>
      <text:p text:style-name="P11"><text:span text:style-name="T2"><text:s text:c="17"/>0 <text:s text:c="8"/>0 <text:s text:c="9"/>0 <text:s text:c="8"/>0 <text:s text:c="8"/>0 <text:s text:c="9"/>? <text:s text:c="7"/>14</text:span></text:p>
      <text:p text:style-name="P11"><text:span text:style-name="T2"><text:s text:c="17"/>0 <text:s text:c="8"/>0 <text:s text:c="9"/>0 <text:s text:c="8"/>0 <text:s text:c="8"/>0 <text:s text:c="9"/>0.611 <text:s text:c="3"/>20</text:span></text:p>
      <text:p text:style-name="P11"><text:span text:style-name="T2"><text:s text:c="17"/>0 <text:s text:c="8"/>0 <text:s text:c="9"/>0 <text:s text:c="8"/>0 <text:s text:c="8"/>0 <text:s text:c="9"/>? <text:s text:c="7"/>30</text:span></text:p>
      <text:p text:style-name="P11"><text:span text:style-name="T2"><text:s text:c="17"/>0 <text:s text:c="8"/>0 <text:s text:c="9"/>0 <text:s text:c="8"/>0 <text:s text:c="8"/>0 <text:s text:c="9"/>? <text:s text:c="7"/>40</text:span></text:p>
      <text:p text:style-name="P11"><text:span text:style-name="T2"><text:s text:c="17"/>0 <text:s text:c="8"/>0 <text:s text:c="9"/>0 <text:s text:c="8"/>0 <text:s text:c="8"/>0 <text:s text:c="9"/>? <text:s text:c="7"/>41</text:span></text:p>
      <text:p text:style-name="P11"><text:span text:style-name="T2"><text:s text:c="17"/>0 <text:s text:c="8"/>0 <text:s text:c="9"/>0 <text:s text:c="8"/>0 <text:s text:c="8"/>0 <text:s text:c="9"/>? <text:s text:c="7"/>42</text:span></text:p>
      <text:p text:style-name="P11"><text:span text:style-name="T2"><text:s text:c="17"/>0 <text:s text:c="8"/>0 <text:s text:c="9"/>0 <text:s text:c="8"/>0 <text:s text:c="8"/>0 <text:s text:c="9"/>0.414 <text:s text:c="3"/>50</text:span></text:p>
      <text:p text:style-name="P11"><text:span text:style-name="T2"><text:s text:c="17"/>0 <text:s text:c="8"/>0 <text:s text:c="9"/>0 <text:s text:c="8"/>0 <text:s text:c="8"/>0 <text:s text:c="9"/>0.536 <text:s text:c="3"/>51</text:span></text:p>
      <text:p text:style-name="P11"><text:span text:style-name="T2"><text:s text:c="17"/>0 <text:s text:c="8"/>0 <text:s text:c="9"/>0 <text:s text:c="8"/>0 <text:s text:c="8"/>0 <text:s text:c="9"/>0.668 <text:s text:c="3"/>61</text:span></text:p>
      <text:p text:style-name="P11"><text:span text:style-name="T2"><text:s text:c="17"/>0 <text:s text:c="8"/>0 <text:s text:c="9"/>0 <text:s text:c="8"/>0 <text:s text:c="8"/>0 <text:s text:c="9"/>0.624 <text:s text:c="3"/>62</text:span></text:p>
      <text:p text:style-name="P11"><text:span text:style-name="T2"><text:s text:c="17"/>0 <text:s text:c="8"/>0 <text:s text:c="9"/>0 <text:s text:c="8"/>0 <text:s text:c="8"/>0 <text:s text:c="9"/>0.544 <text:s text:c="3"/>63</text:span></text:p>
      <text:p text:style-name="P11"><text:span text:style-name="T2"><text:s text:c="17"/>0 <text:s text:c="8"/>0 <text:s text:c="9"/>0 <text:s text:c="8"/>0 <text:s text:c="8"/>0 <text:s text:c="9"/>? <text:s text:c="7"/>64</text:span></text:p>
      <text:p text:style-name="P11"><text:span text:style-name="T2"><text:s text:c="17"/>0 <text:s text:c="8"/>0 <text:s text:c="9"/>0 <text:s text:c="8"/>0 <text:s text:c="8"/>0 <text:s text:c="9"/>0.536 <text:s text:c="3"/>65</text:span></text:p>
      <text:p text:style-name="P11"><text:span text:style-name="T2"><text:s text:c="17"/>0 <text:s text:c="8"/>0 <text:s text:c="9"/>0 <text:s text:c="8"/>0 <text:s text:c="8"/>0 <text:s text:c="9"/>? <text:s text:c="7"/>71</text:span></text:p>
      <text:p text:style-name="P11"><text:span text:style-name="T2"><text:s text:c="17"/>0 <text:s text:c="8"/>0 <text:s text:c="9"/>0 <text:s text:c="8"/>0 <text:s text:c="8"/>0 <text:s text:c="9"/>? <text:s text:c="7"/>72</text:span></text:p>
      <text:p text:style-name="P11"><text:span text:style-name="T2"><text:s text:c="17"/>0 <text:s text:c="8"/>0 <text:s text:c="9"/>0 <text:s text:c="8"/>0 <text:s text:c="8"/>0 <text:s text:c="9"/>? <text:s text:c="7"/>90</text:span></text:p>
      <text:p text:style-name="P11"><text:span text:style-name="T2"><text:s text:c="17"/>0 <text:s text:c="8"/>0 <text:s text:c="9"/>0 <text:s text:c="8"/>0 <text:s text:c="8"/>0 <text:s text:c="9"/>? <text:s text:c="7"/>91</text:span></text:p>
      <text:p text:style-name="P11"><text:span text:style-name="T2">Weighted Avg. <text:s text:c="3"/>0.481 <text:s text:c="4"/>0.287 <text:s text:c="5"/>0.37 <text:s text:c="5"/>0.481 <text:s text:c="4"/>0.401 <text:s text:c="5"/>0.654</text:span></text:p>
      <text:p text:style-name="P11"><text:span text:style-name="T2"/></text:p>
      <text:p text:style-name="P11"><text:span text:style-name="T2">=== Confusion Matrix ===</text:span></text:p>
      <text:p text:style-name="P11"><text:span text:style-name="T2"/></text:p>
      <text:p text:style-name="P11"><text:span text:style-name="T2"><text:s text:c="4"/>a <text:s text:c="3"/>b <text:s text:c="3"/>c <text:s text:c="3"/>d <text:s text:c="3"/>e <text:s text:c="3"/>f <text:s text:c="3"/>g <text:s text:c="3"/>h <text:s text:c="3"/>i <text:s text:c="3"/>j <text:s text:c="3"/>k <text:s text:c="3"/>l <text:s text:c="3"/>m <text:s text:c="3"/>n <text:s text:c="3"/>o <text:s text:c="3"/>p <text:s text:c="3"/>q <text:s text:c="3"/>r <text:s text:c="3"/>s <text:s text:c="3"/>t <text:s text:c="3"/>u <text:s text:c="3"/>v <text:s text:c="3"/>w <text:s text:c="3"/>x <text:s text:c="3"/>y <text:s text:c="3"/>z <text:s text:c="2"/>aa <text:s text:c="2"/>ab <text:s text:c="2"/>ac <text:s text:c="2"/>&lt;-- classified as</text:span></text:p>
      <text:p text:style-name="P11"><text:span text:style-name="T2"><text:s/>1082 <text:s text:c="3"/>0 <text:s/>150 <text:s text:c="3"/>0 <text:s text:c="3"/>0 <text:s text:c="2"/>68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</text:span><text:soft-page-break/><text:span text:style-name="T2">0 <text:s text:c="3"/>0 <text:s text:c="3"/>0 | <text:s text:c="3"/>a = 1</text:span></text:p>
      <text:p text:style-name="P11"><text:span text:style-name="T2"><text:s text:c="3"/>97 <text:s text:c="3"/>0 <text:s text:c="2"/>14 <text:s text:c="3"/>0 <text:s text:c="3"/>0 <text:s text:c="3"/>8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b = 2</text:span></text:p>
      <text:p text:style-name="P11"><text:span text:style-name="T2"><text:s text:c="2"/>271 <text:s text:c="3"/>0 <text:s/>333 <text:s text:c="3"/>0 <text:s text:c="3"/>0 <text:s text:c="2"/>59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c = 3</text:span></text:p>
      <text:p text:style-name="P11"><text:span text:style-name="T2"><text:s text:c="3"/>22 <text:s text:c="3"/>0 <text:s text:c="3"/>8 <text:s text:c="3"/>0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d = 4</text:span></text:p>
      <text:p text:style-name="P11"><text:span text:style-name="T2"><text:s text:c="3"/>30 <text:s text:c="3"/>0 <text:s text:c="2"/>16 <text:s text:c="3"/>0 <text:s text:c="3"/>0 <text:s text:c="3"/>6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e = 5</text:span></text:p>
      <text:p text:style-name="P11"><text:span text:style-name="T2"><text:s text:c="2"/>396 <text:s text:c="3"/>0 <text:s/>197 <text:s text:c="3"/>0 <text:s text:c="3"/>0 <text:s text:c="2"/>56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f = 6</text:span></text:p>
      <text:p text:style-name="P11"><text:span text:style-name="T2"><text:s text:c="3"/>39 <text:s text:c="3"/>0 <text:s text:c="3"/>1 <text:s text:c="3"/>0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g = 7</text:span></text:p>
      <text:p text:style-name="P11"><text:span text:style-name="T2"><text:s text:c="4"/>0 <text:s text:c="3"/>0 <text:s text:c="3"/>1 <text:s text:c="3"/>0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h = 8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i = 10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j = 11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k = 12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l = 13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m = 14</text:span></text:p>
      <text:p text:style-name="P11"><text:span text:style-name="T2"><text:s text:c="3"/>27 <text:s text:c="3"/>0 <text:s text:c="2"/>32 <text:s text:c="3"/>0 <text:s text:c="3"/>0 <text:s text:c="3"/>5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n = 20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o = 30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p = 40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q = 41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r = 42</text:span></text:p>
      <text:p text:style-name="P11"><text:span text:style-name="T2"><text:s text:c="4"/>3 <text:s text:c="3"/>0 <text:s text:c="3"/>4 <text:s text:c="3"/>0 <text:s text:c="3"/>0 <text:s text:c="3"/>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s = 50</text:span></text:p>
      <text:p text:style-name="P11"><text:span text:style-name="T2"><text:s text:c="4"/>6 <text:s text:c="3"/>0 <text:s text:c="3"/>7 <text:s text:c="3"/>0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t = 51</text:span></text:p>
      <text:p text:style-name="P11"><text:span text:style-name="T2"><text:s text:c="4"/>7 <text:s text:c="3"/>0 <text:s text:c="3"/>2 <text:s text:c="3"/>0 <text:s text:c="3"/>0 <text:s text:c="3"/>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u = 61</text:span></text:p>
      <text:p text:style-name="P11"><text:span text:style-name="T2"><text:s text:c="3"/>49 <text:s text:c="3"/>0 <text:s text:c="2"/>39 <text:s text:c="3"/>0 <text:s text:c="3"/>0 <text:s text:c="3"/>7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v = 62</text:span></text:p>
      <text:p text:style-name="P11"><text:span text:style-name="T2"><text:s text:c="4"/>2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w = 63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</text:span><text:soft-page-break/><text:span text:style-name="T2">0 <text:s text:c="3"/>0 | <text:s text:c="3"/>x = 64</text:span></text:p>
      <text:p text:style-name="P11"><text:span text:style-name="T2"><text:s text:c="4"/>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y = 65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z = 71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a = 72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b = 90</text:span></text:p>
      <text:p text:style-name="P11"><text:span text:style-name="T2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c = 91</text:span></text:p>
      <text:p text:style-name="P11"><text:span text:style-name="T2"/></text:p>
      <text:p text:style-name="P11"><text:span text:style-name="T2"/></text:p>
      <text:p text:style-name="P13"><text:span text:style-name="T2"/></text:p>
      <text:p text:style-name="P9"><text:span text:style-name="T2"/></text:p>
      <text:p text:style-name="P9"><text:span text:style-name="T2"/></text:p>
      <text:p text:style-name="P9">Second Run with Simple Cart</text:p>
      <text:p text:style-name="P9"/>
      <text:p text:style-name="P10">=== Run information ===</text:p>
      <text:p text:style-name="P10"/>
      <text:p text:style-name="P10">Scheme: <text:s text:c="6"/>weka.classifiers.trees.SimpleCart -S 1 -M 2.0 -N 5 -C 1.0</text:p>
      <text:p text:style-name="P10">Relation: <text:s text:c="4"/>train-f-weka.filters.unsupervised.attribute.Remove-R1-3-weka.filters.unsupervised.attribute.Remove-R47-49,53-68-weka.filters.unsupervised.attribute.Remove-R28-42-weka.filters.unsupervised.attribute.Remove-R14-27-weka.filters.unsupervised.attribute.Remove-R14-20-weka.filters.unsupervised.attribute.Remove-R10-11-weka.filters.unsupervised.attribute.Remove-R12-14,16-19-weka.filters.unsupervised.attribute.Remove-R12-weka.filters.unsupervised.attribute.Remove-R11-weka.filters.unsupervised.attribute.Remove-R4-5</text:p>
      <text:p text:style-name="P10">Instances: <text:s text:c="3"/>3059</text:p>
      <text:p text:style-name="P10">Attributes: <text:s text:c="2"/>8</text:p>
      <text:p text:style-name="P10"><text:s text:c="14"/>Interval</text:p>
      <text:p text:style-name="P10"><text:s text:c="14"/>Patient-Sex</text:p>
      <text:p text:style-name="P10"><text:s text:c="14"/>Age</text:p>
      <text:p text:style-name="P10"><text:s text:c="14"/>Patient-Disposition</text:p>
      <text:p text:style-name="P10"><text:s text:c="14"/>Length of Stay</text:p>
      <text:p text:style-name="P10"><text:s text:c="14"/>Admit-Type</text:p>
      <text:p text:style-name="P10"><text:s text:c="14"/>Admit-Source</text:p>
      <text:p text:style-name="P10"><text:s text:c="14"/>Principal-Dx-Code</text:p>
      <text:p text:style-name="P10">Test mode: <text:s text:c="3"/>4-fold cross-validation</text:p>
      <text:p text:style-name="P10"/>
      <text:p text:style-name="P10">=== Classifier model (full training set) ===</text:p>
      <text:p text:style-name="P10"/>
      <text:p text:style-name="P10"><text:soft-page-break/>CART Decision Tree</text:p>
      <text:p text:style-name="P10"/>
      <text:p text:style-name="P10">Length of Stay &lt; 4.5: 1(786.0/543.0)</text:p>
      <text:p text:style-name="P10">Length of Stay &gt;= 4.5</text:p>
      <text:p text:style-name="P10">| <text:s/>Age &lt; 71.5</text:p>
      <text:p text:style-name="P10">| <text:s/>| <text:s/>Length of Stay &lt; 22.5</text:p>
      <text:p text:style-name="P10">| <text:s/>| <text:s/>| <text:s/>Admit-Source=(3)|(2)|(9)|(1)|(6)|(7)|(4)|(8)|(A): 1(270.0/268.0)</text:p>
      <text:p text:style-name="P10">| <text:s/>| <text:s/>| <text:s/>Admit-Source!=(3)|(2)|(9)|(1)|(6)|(7)|(4)|(8)|(A): 3(6.0/1.0)</text:p>
      <text:p text:style-name="P10">| <text:s/>| <text:s/>Length of Stay &gt;= 22.5: 3(26.0/38.0)</text:p>
      <text:p text:style-name="P10">| <text:s/>Age &gt;= 71.5</text:p>
      <text:p text:style-name="P10">| <text:s/>| <text:s/>Length of Stay &lt; 7.5</text:p>
      <text:p text:style-name="P10">| <text:s/>| <text:s/>| <text:s/>Admit-Source=(3)|(2)|(9)|(1)|(6)|(7)|(4)|(8)|(A)</text:p>
      <text:p text:style-name="P10">| <text:s/>| <text:s/>| <text:s/>| <text:s/>Age &lt; 87.5</text:p>
      <text:p text:style-name="P10">| <text:s/>| <text:s/>| <text:s/>| <text:s/>| <text:s/>Admit-Type=(3): 1(16.0/14.0)</text:p>
      <text:p text:style-name="P10">| <text:s/>| <text:s/>| <text:s/>| <text:s/>| <text:s/>Admit-Type!=(3)</text:p>
      <text:p text:style-name="P10">| <text:s/>| <text:s/>| <text:s/>| <text:s/>| <text:s/>| <text:s/>Principal-Dx-Code &lt; 51882.5</text:p>
      <text:p text:style-name="P10">| <text:s/>| <text:s/>| <text:s/>| <text:s/>| <text:s/>| <text:s/>| <text:s/>Interval &lt; 132.785: 1(52.6/99.29)</text:p>
      <text:p text:style-name="P10">| <text:s/>| <text:s/>| <text:s/>| <text:s/>| <text:s/>| <text:s/>| <text:s/>Interval &gt;= 132.785: 6(36.98/52.11)</text:p>
      <text:p text:style-name="P10">| <text:s/>| <text:s/>| <text:s/>| <text:s/>| <text:s/>| <text:s/>Principal-Dx-Code &gt;= 51882.5: 3(23.0/40.0)</text:p>
      <text:p text:style-name="P10">| <text:s/>| <text:s/>| <text:s/>| <text:s/>Age &gt;= 87.5: 3(40.0/60.0)</text:p>
      <text:p text:style-name="P10">| <text:s/>| <text:s/>| <text:s/>Admit-Source!=(3)|(2)|(9)|(1)|(6)|(7)|(4)|(8)|(A): 3(11.0/4.0)</text:p>
      <text:p text:style-name="P10">| <text:s/>| <text:s/>Length of Stay &gt;= 7.5</text:p>
      <text:p text:style-name="P10">| <text:s/>| <text:s/>| <text:s/>Age &lt; 84.5</text:p>
      <text:p text:style-name="P10">| <text:s/>| <text:s/>| <text:s/>| <text:s/>Length of Stay &lt; 23.5</text:p>
      <text:p text:style-name="P10">| <text:s/>| <text:s/>| <text:s/>| <text:s/>| <text:s/>Principal-Dx-Code &lt; 50636.5</text:p>
      <text:p text:style-name="P10">| <text:s/>| <text:s/>| <text:s/>| <text:s/>| <text:s/>| <text:s/>Age &lt; 81.5</text:p>
      <text:p text:style-name="P10">| <text:s/>| <text:s/>| <text:s/>| <text:s/>| <text:s/>| <text:s/>| <text:s/>Interval &lt; 261.265</text:p>
      <text:p text:style-name="P10">| <text:s/>| <text:s/>| <text:s/>| <text:s/>| <text:s/>| <text:s/>| <text:s/>| <text:s/>Length of Stay &lt; 11.5</text:p>
      <text:p text:style-name="P10">| <text:s/>| <text:s/>| <text:s/>| <text:s/>| <text:s/>| <text:s/>| <text:s/>| <text:s/>| <text:s/>Admit-Type=(3)|(2): 6(10.0/12.73)</text:p>
      <text:p text:style-name="P10">| <text:s/>| <text:s/>| <text:s/>| <text:s/>| <text:s/>| <text:s/>| <text:s/>| <text:s/>| <text:s/>Admit-Type!=(3)|(2): 1(28.2/51.12)</text:p>
      <text:p text:style-name="P10">| <text:s/>| <text:s/>| <text:s/>| <text:s/>| <text:s/>| <text:s/>| <text:s/>| <text:s/>Length of Stay &gt;= 11.5: 6(49.03/65.97)</text:p>
      <text:p text:style-name="P10">| <text:s/>| <text:s/>| <text:s/>| <text:s/>| <text:s/>| <text:s/>| <text:s/>Interval &gt;= 261.265: 1(11.02/9.9)</text:p>
      <text:p text:style-name="P10">| <text:s/>| <text:s/>| <text:s/>| <text:s/>| <text:s/>| <text:s/>Age &gt;= 81.5: 3(32.0/39.0)</text:p>
      <text:p text:style-name="P10">| <text:s/>| <text:s/>| <text:s/>| <text:s/>| <text:s/>Principal-Dx-Code &gt;= 50636.5: 3(34.0/37.0)</text:p>
      <text:p text:style-name="P10">| <text:s/>| <text:s/>| <text:s/>| <text:s/>Length of Stay &gt;= 23.5: 3(36.0/22.0)</text:p>
      <text:p text:style-name="P10">| <text:s/>| <text:s/>| <text:s/>Age &gt;= 84.5: 3(131.0/103.0)</text:p>
      <text:p text:style-name="P10"/>
      <text:p text:style-name="P10">Number of Leaf Nodes: 18</text:p>
      <text:p text:style-name="P10"/>
      <text:p text:style-name="P10">Size of the Tree: 35</text:p>
      <text:p text:style-name="P10"/>
      <text:p text:style-name="P10">Time taken to build model: 2.99 seconds</text:p>
      <text:p text:style-name="P10"/>
      <text:p text:style-name="P10">=== Stratified cross-validation ===</text:p>
      <text:p text:style-name="P10">=== Summary ===</text:p>
      <text:p text:style-name="P10"/>
      <text:p text:style-name="P10"><text:soft-page-break/>Correctly Classified Instances <text:s text:c="7"/>1486 <text:s text:c="14"/>48.578 <text:s/>%</text:p>
      <text:p text:style-name="P10">Incorrectly Classified Instances <text:s text:c="5"/>1573 <text:s text:c="14"/>51.422 <text:s/>%</text:p>
      <text:p text:style-name="P10">Kappa statistic <text:s text:c="25"/>0.2027</text:p>
      <text:p text:style-name="P10">Mean absolute error <text:s text:c="21"/>0.0457</text:p>
      <text:p text:style-name="P10">Root mean squared error <text:s text:c="17"/>0.1531</text:p>
      <text:p text:style-name="P10">Relative absolute error <text:s text:c="16"/>91.0771 %</text:p>
      <text:p text:style-name="P10">Root relative squared error <text:s text:c="12"/>96.9156 %</text:p>
      <text:p text:style-name="P10">Total Number of Instances <text:s text:c="12"/>3059 <text:s text:c="4"/></text:p>
      <text:p text:style-name="P10"/>
      <text:p text:style-name="P10">=== Detailed Accuracy By Class ===</text:p>
      <text:p text:style-name="P10"/>
      <text:p text:style-name="P10"><text:s text:c="15"/>TP Rate <text:s text:c="2"/>FP Rate <text:s text:c="2"/>Precision <text:s text:c="2"/>Recall <text:s/>F-Measure <text:s text:c="2"/>ROC Area <text:s/>Class</text:p>
      <text:p text:style-name="P10"><text:s text:c="17"/>0.835 <text:s text:c="4"/>0.54 <text:s text:c="6"/>0.533 <text:s text:c="4"/>0.835 <text:s text:c="4"/>0.651 <text:s text:c="5"/>0.695 <text:s text:c="3"/>1</text:p>
      <text:p text:style-name="P10"><text:s text:c="17"/>0 <text:s text:c="8"/>0 <text:s text:c="9"/>0 <text:s text:c="8"/>0 <text:s text:c="8"/>0 <text:s text:c="9"/>0.567 <text:s text:c="3"/>2</text:p>
      <text:p text:style-name="P10"><text:s text:c="17"/>0.532 <text:s text:c="4"/>0.209 <text:s text:c="5"/>0.414 <text:s text:c="4"/>0.532 <text:s text:c="4"/>0.466 <text:s text:c="5"/>0.698 <text:s text:c="3"/>3</text:p>
      <text:p text:style-name="P10"><text:s text:c="17"/>0 <text:s text:c="8"/>0 <text:s text:c="9"/>0 <text:s text:c="8"/>0 <text:s text:c="8"/>0 <text:s text:c="9"/>0.614 <text:s text:c="3"/>4</text:p>
      <text:p text:style-name="P10"><text:s text:c="17"/>0 <text:s text:c="8"/>0 <text:s text:c="9"/>0 <text:s text:c="8"/>0 <text:s text:c="8"/>0 <text:s text:c="9"/>0.506 <text:s text:c="3"/>5</text:p>
      <text:p text:style-name="P10"><text:s text:c="17"/>0.072 <text:s text:c="4"/>0.051 <text:s text:c="5"/>0.276 <text:s text:c="4"/>0.072 <text:s text:c="4"/>0.115 <text:s text:c="5"/>0.593 <text:s text:c="3"/>6</text:p>
      <text:p text:style-name="P10"><text:s text:c="17"/>0 <text:s text:c="8"/>0 <text:s text:c="9"/>0 <text:s text:c="8"/>0 <text:s text:c="8"/>0 <text:s text:c="9"/>0.703 <text:s text:c="3"/>7</text:p>
      <text:p text:style-name="P10"><text:s text:c="17"/>0 <text:s text:c="8"/>0 <text:s text:c="9"/>0 <text:s text:c="8"/>0 <text:s text:c="8"/>0 <text:s text:c="9"/>0.329 <text:s text:c="3"/>8</text:p>
      <text:p text:style-name="P10"><text:s text:c="17"/>0 <text:s text:c="8"/>0 <text:s text:c="9"/>0 <text:s text:c="8"/>0 <text:s text:c="8"/>0 <text:s text:c="9"/>? <text:s text:c="7"/>10</text:p>
      <text:p text:style-name="P10"><text:s text:c="17"/>0 <text:s text:c="8"/>0 <text:s text:c="9"/>0 <text:s text:c="8"/>0 <text:s text:c="8"/>0 <text:s text:c="9"/>? <text:s text:c="7"/>11</text:p>
      <text:p text:style-name="P10"><text:s text:c="17"/>0 <text:s text:c="8"/>0 <text:s text:c="9"/>0 <text:s text:c="8"/>0 <text:s text:c="8"/>0 <text:s text:c="9"/>? <text:s text:c="7"/>12</text:p>
      <text:p text:style-name="P10"><text:s text:c="17"/>0 <text:s text:c="8"/>0 <text:s text:c="9"/>0 <text:s text:c="8"/>0 <text:s text:c="8"/>0 <text:s text:c="9"/>? <text:s text:c="7"/>13</text:p>
      <text:p text:style-name="P10"><text:s text:c="17"/>0 <text:s text:c="8"/>0 <text:s text:c="9"/>0 <text:s text:c="8"/>0 <text:s text:c="8"/>0 <text:s text:c="9"/>? <text:s text:c="7"/>14</text:p>
      <text:p text:style-name="P10"><text:s text:c="17"/>0 <text:s text:c="8"/>0 <text:s text:c="9"/>0 <text:s text:c="8"/>0 <text:s text:c="8"/>0 <text:s text:c="9"/>0.645 <text:s text:c="3"/>20</text:p>
      <text:p text:style-name="P10"><text:s text:c="17"/>0 <text:s text:c="8"/>0 <text:s text:c="9"/>0 <text:s text:c="8"/>0 <text:s text:c="8"/>0 <text:s text:c="9"/>? <text:s text:c="7"/>30</text:p>
      <text:p text:style-name="P10"><text:s text:c="17"/>0 <text:s text:c="8"/>0 <text:s text:c="9"/>0 <text:s text:c="8"/>0 <text:s text:c="8"/>0 <text:s text:c="9"/>? <text:s text:c="7"/>40</text:p>
      <text:p text:style-name="P10"><text:s text:c="17"/>0 <text:s text:c="8"/>0 <text:s text:c="9"/>0 <text:s text:c="8"/>0 <text:s text:c="8"/>0 <text:s text:c="9"/>? <text:s text:c="7"/>41</text:p>
      <text:p text:style-name="P10"><text:s text:c="17"/>0 <text:s text:c="8"/>0 <text:s text:c="9"/>0 <text:s text:c="8"/>0 <text:s text:c="8"/>0 <text:s text:c="9"/>? <text:s text:c="7"/>42</text:p>
      <text:p text:style-name="P10"><text:s text:c="17"/>0 <text:s text:c="8"/>0 <text:s text:c="9"/>0 <text:s text:c="8"/>0 <text:s text:c="8"/>0 <text:s text:c="9"/>0.492 <text:s text:c="3"/>50</text:p>
      <text:p text:style-name="P10"><text:s text:c="17"/>0 <text:s text:c="8"/>0 <text:s text:c="9"/>0 <text:s text:c="8"/>0 <text:s text:c="8"/>0 <text:s text:c="9"/>0.511 <text:s text:c="3"/>51</text:p>
      <text:p text:style-name="P10"><text:s text:c="17"/>0 <text:s text:c="8"/>0 <text:s text:c="9"/>0 <text:s text:c="8"/>0 <text:s text:c="8"/>0 <text:s text:c="9"/>0.517 <text:s text:c="3"/>61</text:p>
      <text:p text:style-name="P10"><text:s text:c="17"/>0 <text:s text:c="8"/>0 <text:s text:c="9"/>0 <text:s text:c="8"/>0 <text:s text:c="8"/>0 <text:s text:c="9"/>0.64 <text:s text:c="4"/>62</text:p>
      <text:p text:style-name="P10"><text:s text:c="17"/>0 <text:s text:c="8"/>0 <text:s text:c="9"/>0 <text:s text:c="8"/>0 <text:s text:c="8"/>0 <text:s text:c="9"/>0.532 <text:s text:c="3"/>63</text:p>
      <text:p text:style-name="P10"><text:s text:c="17"/>0 <text:s text:c="8"/>0 <text:s text:c="9"/>0 <text:s text:c="8"/>0 <text:s text:c="8"/>0 <text:s text:c="9"/>? <text:s text:c="7"/>64</text:p>
      <text:p text:style-name="P10"><text:s text:c="17"/>0 <text:s text:c="8"/>0 <text:s text:c="9"/>0 <text:s text:c="8"/>0 <text:s text:c="8"/>0 <text:s text:c="9"/>0.536 <text:s text:c="3"/>65</text:p>
      <text:p text:style-name="P10"><text:s text:c="17"/>0 <text:s text:c="8"/>0 <text:s text:c="9"/>0 <text:s text:c="8"/>0 <text:s text:c="8"/>0 <text:s text:c="9"/>? <text:s text:c="7"/>71</text:p>
      <text:p text:style-name="P10"><text:s text:c="17"/>0 <text:s text:c="8"/>0 <text:s text:c="9"/>0 <text:s text:c="8"/>0 <text:s text:c="8"/>0 <text:s text:c="9"/>? <text:s text:c="7"/>72</text:p>
      <text:p text:style-name="P10"><text:s text:c="17"/>0 <text:s text:c="8"/>0 <text:s text:c="9"/>0 <text:s text:c="8"/>0 <text:s text:c="8"/>0 <text:s text:c="9"/>? <text:s text:c="7"/>90</text:p>
      <text:p text:style-name="P10"><text:s text:c="17"/>0 <text:s text:c="8"/>0 <text:s text:c="9"/>0 <text:s text:c="8"/>0 <text:s text:c="8"/>0 <text:s text:c="9"/>? <text:s text:c="7"/>91</text:p>
      <text:p text:style-name="P10">Weighted Avg. <text:s text:c="3"/>0.486 <text:s text:c="4"/>0.286 <text:s text:c="5"/>0.375 <text:s text:c="4"/>0.486 <text:s text:c="4"/>0.402 <text:s text:c="5"/>0.66 </text:p>
      <text:p text:style-name="P10"/>
      <text:p text:style-name="P10">=== Confusion Matrix ===</text:p>
      <text:p text:style-name="P10"/>
      <text:p text:style-name="P10"><text:s text:c="4"/>a <text:s text:c="3"/>b <text:s text:c="3"/>c <text:s text:c="3"/>d <text:s text:c="3"/>e <text:s text:c="3"/>f <text:s text:c="3"/>g <text:s text:c="3"/>h <text:s text:c="3"/>i <text:s text:c="3"/>j <text:s text:c="3"/>k <text:s text:c="3"/>l <text:s text:c="3"/>m <text:s text:c="3"/>n <text:s text:c="3"/>o <text:s text:c="3"/>p <text:s text:c="3"/>q <text:s text:c="3"/>r <text:s text:c="3"/>s <text:s text:c="3"/>t <text:s text:c="3"/>u <text:s text:c="3"/>v <text:s text:c="3"/>w <text:s text:c="3"/>x <text:s text:c="3"/>y <text:s text:c="3"/>z <text:s text:c="2"/>aa <text:s text:c="2"/>ab <text:s text:c="2"/><text:soft-page-break/>ac <text:s text:c="2"/>&lt;-- classified as</text:p>
      <text:p text:style-name="P10"><text:s/>1086 <text:s text:c="3"/>0 <text:s/>163 <text:s text:c="3"/>0 <text:s text:c="3"/>0 <text:s text:c="2"/>5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a = 1</text:p>
      <text:p text:style-name="P10"><text:s text:c="3"/>97 <text:s text:c="3"/>0 <text:s text:c="2"/>16 <text:s text:c="3"/>0 <text:s text:c="3"/>0 <text:s text:c="3"/>6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b = 2</text:p>
      <text:p text:style-name="P10"><text:s text:c="2"/>267 <text:s text:c="3"/>0 <text:s/>353 <text:s text:c="3"/>0 <text:s text:c="3"/>0 <text:s text:c="2"/>4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c = 3</text:p>
      <text:p text:style-name="P10"><text:s text:c="3"/>22 <text:s text:c="3"/>0 <text:s text:c="3"/>9 <text:s text:c="3"/>0 <text:s text:c="3"/>0 <text:s text:c="3"/>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d = 4</text:p>
      <text:p text:style-name="P10"><text:s text:c="3"/>30 <text:s text:c="3"/>0 <text:s text:c="2"/>19 <text:s text:c="3"/>0 <text:s text:c="3"/>0 <text:s text:c="3"/>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e = 5</text:p>
      <text:p text:style-name="P10"><text:s text:c="2"/>398 <text:s text:c="3"/>0 <text:s/>204 <text:s text:c="3"/>0 <text:s text:c="3"/>0 <text:s text:c="2"/>47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f = 6</text:p>
      <text:p text:style-name="P10"><text:s text:c="3"/>39 <text:s text:c="3"/>0 <text:s text:c="3"/>1 <text:s text:c="3"/>0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g = 7</text:p>
      <text:p text:style-name="P10"><text:s text:c="4"/>0 <text:s text:c="3"/>0 <text:s text:c="3"/>1 <text:s text:c="3"/>0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h = 8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i = 10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j = 11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k = 12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l = 13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m = 14</text:p>
      <text:p text:style-name="P10"><text:s text:c="3"/>27 <text:s text:c="3"/>0 <text:s text:c="2"/>33 <text:s text:c="3"/>0 <text:s text:c="3"/>0 <text:s text:c="3"/>4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n = 20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o = 30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p = 40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q = 41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r = 42</text:p>
      <text:p text:style-name="P10"><text:s text:c="4"/>3 <text:s text:c="3"/>0 <text:s text:c="3"/>4 <text:s text:c="3"/>0 <text:s text:c="3"/>0 <text:s text:c="3"/>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s = 50</text:p>
      <text:p text:style-name="P10"><text:s text:c="4"/>6 <text:s text:c="3"/>0 <text:s text:c="3"/>8 <text:s text:c="3"/>0 <text:s text:c="3"/>0 <text:s text:c="3"/>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t = 51</text:p>
      <text:p text:style-name="P10"><text:s text:c="4"/>7 <text:s text:c="3"/>0 <text:s text:c="3"/>2 <text:s text:c="3"/>0 <text:s text:c="3"/>0 <text:s text:c="3"/>1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u = 61</text:p>
      <text:p text:style-name="P10"><text:s text:c="3"/>49 <text:s text:c="3"/>0 <text:s text:c="2"/>38 <text:s text:c="3"/>0 <text:s text:c="3"/>0 <text:s text:c="3"/>8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v = 62</text:p>
      <text:p text:style-name="P10"><text:s text:c="4"/>2 <text:s text:c="3"/>0 <text:s text:c="3"/>2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<text:soft-page-break/>0 <text:s text:c="3"/>0 | <text:s text:c="3"/>w = 63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x = 64</text:p>
      <text:p text:style-name="P10"><text:s text:c="4"/>3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y = 65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3"/>z = 71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a = 72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b = 90</text:p>
      <text:p text:style-name="P10"><text:s text:c="4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<text:s text:c="3"/>0 | <text:s text:c="2"/>ac = 9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0T20:52:41</meta:creation-date>
    <dc:date>2009-10-20T21:07:55</dc:date>
    <meta:editing-duration>PT00H15M16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3" meta:paragraph-count="389" meta:word-count="4853" meta:character-count="30723"/>
  </office:meta>
</office:document-meta>
</file>